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Pictures/100000010000020000000200FF7A78FE33F6A590.png" manifest:media-type="image/png"/>
  <manifest:file-entry manifest:full-path="Pictures/1000028E000034EB000034EB37685E6DF1490F7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 Mono1" svg:font-family="'Droid Sans Mono', monospace, monospac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3.007cm" style:rel-column-width="11317*"/>
    </style:style>
    <style:style style:name="Tableau7.B" style:family="table-column">
      <style:table-column-properties style:column-width="3.103cm" style:rel-column-width="11675*"/>
    </style:style>
    <style:style style:name="Tableau7.C" style:family="table-column">
      <style:table-column-properties style:column-width="8.565cm" style:rel-column-width="32233*"/>
    </style:style>
    <style:style style:name="Tableau7.D" style:family="table-column">
      <style:table-column-properties style:column-width="2.739cm" style:rel-column-width="10310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3cm" style:rel-column-width="2247*"/>
    </style:style>
    <style:style style:name="Tableau2.B" style:family="table-column">
      <style:table-column-properties style:column-width="3.443cm" style:rel-column-width="1952*"/>
    </style:style>
    <style:style style:name="Tableau2.C" style:family="table-column">
      <style:table-column-properties style:column-width="9.996cm" style:rel-column-width="5667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7" style:family="paragraph" style:parent-style-name="Balise"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537aec" officeooo:paragraph-rsid="00537aec"/>
    </style:style>
    <style:style style:name="P19" style:family="paragraph" style:parent-style-name="Text_20_body">
      <style:text-properties style:use-window-font-color="true" loext:opacity="0%" officeooo:rsid="00617fe6" officeooo:paragraph-rsid="00617fe6"/>
    </style:style>
    <style:style style:name="P20" style:family="paragraph" style:parent-style-name="Text_20_body">
      <style:text-properties style:use-window-font-color="true" loext:opacity="0%" officeooo:rsid="0058532b" officeooo:paragraph-rsid="0058532b"/>
    </style:style>
    <style:style style:name="P21" style:family="paragraph" style:parent-style-name="Text_20_body">
      <style:text-properties style:use-window-font-color="true" loext:opacity="0%" officeooo:rsid="0066ffff" officeooo:paragraph-rsid="0066ffff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4" style:family="paragraph" style:parent-style-name="Table_20_Contents">
      <style:text-properties style:font-name="DejaVu Sans1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au_20_entête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3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3" style:family="paragraph" style:parent-style-name="Code">
      <style:text-properties style:font-name="DejaVu Sans" fo:font-size="10pt" style:font-size-asian="10pt" style:font-size-complex="10pt"/>
    </style:style>
    <style:style style:name="P34" style:family="paragraph" style:parent-style-name="Text_20_body">
      <style:text-properties fo:color="#000000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35" style:family="paragraph" style:parent-style-name="Text_20_body">
      <style:text-properties officeooo:paragraph-rsid="0032d14d"/>
    </style:style>
    <style:style style:name="P36" style:family="paragraph" style:parent-style-name="Text_20_body">
      <style:text-properties officeooo:rsid="0032e14d" officeooo:paragraph-rsid="0032e14d"/>
    </style:style>
    <style:style style:name="P37" style:family="paragraph" style:parent-style-name="Text_20_body">
      <style:text-properties officeooo:rsid="003466f6" officeooo:paragraph-rsid="003466f6"/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text-align="center" style:justify-single-word="false"/>
      <style:text-properties officeooo:rsid="004cad3a" officeooo:paragraph-rsid="004cad3a"/>
    </style:style>
    <style:style style:name="P42" style:family="paragraph" style:parent-style-name="Table_20_Contents">
      <style:paragraph-properties fo:text-align="center" style:justify-single-word="false"/>
      <style:text-properties officeooo:rsid="004ced97" officeooo:paragraph-rsid="004ced97"/>
    </style:style>
    <style:style style:name="P43" style:family="paragraph" style:parent-style-name="Table_20_Contents">
      <style:paragraph-properties fo:text-align="justify" style:justify-single-word="false"/>
      <style:text-properties officeooo:rsid="004ced97" officeooo:paragraph-rsid="004ced97"/>
    </style:style>
    <style:style style:name="P44" style:family="paragraph" style:parent-style-name="Table_20_Contents">
      <style:paragraph-properties fo:text-align="center" style:justify-single-word="false"/>
      <style:text-properties officeooo:rsid="0056b775" officeooo:paragraph-rsid="0056b775"/>
    </style:style>
    <style:style style:name="P45" style:family="paragraph" style:parent-style-name="Text_20_body">
      <style:text-properties officeooo:rsid="00617fe6" officeooo:paragraph-rsid="00617fe6"/>
    </style:style>
    <style:style style:name="P46" style:family="paragraph" style:parent-style-name="Text_20_body">
      <style:text-properties officeooo:rsid="0073266e" officeooo:paragraph-rsid="00632154"/>
    </style:style>
    <style:style style:name="P47" style:family="paragraph" style:parent-style-name="Text_20_body">
      <style:text-properties fo:color="#c9211e" loext:opacity="100%" officeooo:rsid="0065d59b" officeooo:paragraph-rsid="0065d59b"/>
    </style:style>
    <style:style style:name="P48" style:family="paragraph" style:parent-style-name="Text_20_body">
      <style:text-properties officeooo:rsid="0065d59b" officeooo:paragraph-rsid="0066ffff"/>
    </style:style>
    <style:style style:name="P49" style:family="paragraph" style:parent-style-name="Text_20_body">
      <style:text-properties officeooo:rsid="0066ffff" officeooo:paragraph-rsid="0066ffff"/>
    </style:style>
    <style:style style:name="P50" style:family="paragraph" style:parent-style-name="Text_20_body">
      <style:text-properties officeooo:paragraph-rsid="00537aec"/>
    </style:style>
    <style:style style:name="P51" style:family="paragraph" style:parent-style-name="Heading_20_1">
      <style:paragraph-properties fo:break-before="page"/>
      <style:text-properties fo:color="#ffffff" loext:opacity="100%"/>
    </style:style>
    <style:style style:name="P52" style:family="paragraph" style:parent-style-name="Heading_20_1">
      <style:text-properties officeooo:rsid="003b1bfb" officeooo:paragraph-rsid="003b1bfb"/>
    </style:style>
    <style:style style:name="P53" style:family="paragraph" style:parent-style-name="Heading_20_1">
      <style:text-properties officeooo:paragraph-rsid="00617fe6"/>
    </style:style>
    <style:style style:name="P54" style:family="paragraph" style:parent-style-name="Heading_20_1">
      <style:text-properties officeooo:rsid="0040009e" officeooo:paragraph-rsid="0040009e"/>
    </style:style>
    <style:style style:name="P55" style:family="paragraph" style:parent-style-name="Heading_20_2">
      <style:text-properties officeooo:paragraph-rsid="003b8f9a"/>
    </style:style>
    <style:style style:name="P56" style:family="paragraph" style:parent-style-name="Heading_20_3">
      <style:text-properties officeooo:paragraph-rsid="004fda50"/>
    </style:style>
    <style:style style:name="P57" style:family="paragraph" style:parent-style-name="Preformatted_20_Text">
      <style:text-properties style:use-window-font-color="true" loext:opacity="0%"/>
    </style:style>
    <style:style style:name="P58" style:family="paragraph" style:parent-style-name="Table_20_Contents">
      <style:paragraph-properties fo:text-align="start" style:justify-single-word="false"/>
      <style:text-properties officeooo:rsid="0064d539" officeooo:paragraph-rsid="0064d539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paragraph-rsid="005defce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rsid="004cad3a" officeooo:paragraph-rsid="005defce"/>
    </style:style>
    <style:style style:name="P61" style:family="paragraph" style:parent-style-name="Text_20_body" style:list-style-name="L2">
      <style:text-properties officeooo:paragraph-rsid="004ef855"/>
    </style:style>
    <style:style style:name="P62" style:family="paragraph" style:parent-style-name="Text_20_body" style:list-style-name="L2">
      <style:text-properties officeooo:rsid="0055296e" officeooo:paragraph-rsid="0055296e"/>
    </style:style>
    <style:style style:name="P63" style:family="paragraph" style:parent-style-name="Text_20_body" style:list-style-name="L3">
      <style:text-properties officeooo:rsid="0073266e" officeooo:paragraph-rsid="00632154"/>
    </style:style>
    <style:style style:name="P64" style:family="paragraph" style:parent-style-name="Text_20_body" style:list-style-name="L3">
      <style:text-properties fo:color="#c9211e" loext:opacity="100%" style:font-name="Monospace" fo:font-size="11pt" officeooo:rsid="0073266e" officeooo:paragraph-rsid="00632154" style:font-name-asian="Monospace" style:font-size-asian="11pt" style:font-name-complex="Monospace" style:font-size-complex="11pt"/>
    </style:style>
    <style:style style:name="P65" style:family="paragraph" style:parent-style-name="Text_20_body" style:list-style-name="L3">
      <style:text-properties fo:color="#000000" loext:opacity="100%" style:font-name="Monospace" fo:font-size="11pt" officeooo:rsid="00632154" officeooo:paragraph-rsid="00632154" style:font-name-asian="Monospace" style:font-size-asian="11pt" style:font-name-complex="Monospace" style:font-size-complex="11pt"/>
    </style:style>
    <style:style style:name="P66" style:family="paragraph" style:parent-style-name="Text_20_body">
      <style:text-properties fo:color="#000000" loext:opacity="100%" style:font-name="Open Sans" fo:font-size="11pt" officeooo:rsid="0054a3e2" officeooo:paragraph-rsid="0055296e" style:font-size-asian="11pt" style:font-size-complex="11pt"/>
    </style:style>
    <style:style style:name="P67" style:family="paragraph" style:parent-style-name="Text_20_body" style:list-style-name="L4"/>
    <style:style style:name="P68" style:family="paragraph" style:parent-style-name="Text_20_body">
      <style:text-properties fo:font-variant="normal" fo:text-transform="none" fo:color="#000000" loext:opacity="100%" style:font-name="Open Sans" fo:font-size="11pt" fo:letter-spacing="normal" fo:font-style="normal" fo:font-weight="normal" officeooo:rsid="006cde45" officeooo:paragraph-rsid="006cde45" style:font-size-asian="11pt" style:font-size-complex="11pt"/>
    </style:style>
    <style:style style:name="P69" style:family="paragraph" style:parent-style-name="Text_20_body" style:list-style-name="L5">
      <style:text-properties fo:font-variant="normal" fo:text-transform="none" fo:color="#000000" loext:opacity="100%" style:font-name="Open Sans" fo:font-size="11pt" fo:letter-spacing="normal" fo:font-style="normal" fo:font-weight="normal" officeooo:rsid="006cde45" officeooo:paragraph-rsid="006cde45" style:font-size-asian="11pt" style:font-size-complex="11pt"/>
    </style:style>
    <style:style style:name="P70" style:family="paragraph" style:parent-style-name="Text_20_body">
      <style:text-properties fo:font-variant="normal" fo:text-transform="none" fo:color="#000000" loext:opacity="100%" style:font-name="Open Sans" fo:font-size="11pt" fo:letter-spacing="normal" fo:font-style="normal" fo:font-weight="normal" officeooo:rsid="006d8951" officeooo:paragraph-rsid="006d8951" style:font-size-asian="11pt" style:font-size-complex="11pt"/>
    </style:style>
    <style:style style:name="P71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54a3e2" officeooo:paragraph-rsid="0054a3e2" style:font-size-asian="11pt" style:font-size-complex="11pt"/>
    </style:style>
    <style:style style:name="P72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6d8951" officeooo:paragraph-rsid="006d8951" style:font-size-asian="11pt" style:font-size-complex="11pt"/>
    </style:style>
    <style:style style:name="P73" style:family="paragraph" style:parent-style-name="Text_20_body">
      <style:text-properties style:font-name="Open Sans1" fo:font-size="11pt" fo:font-weight="normal" officeooo:rsid="0065d59b" officeooo:paragraph-rsid="0065d59b" style:font-size-asian="10.5pt"/>
    </style:style>
    <style:style style:name="P74" style:family="paragraph" style:parent-style-name="Text_20_body">
      <style:text-properties style:use-window-font-color="true" loext:opacity="0%" fo:language="fr" fo:country="FR" officeooo:rsid="006987a8" officeooo:paragraph-rsid="006987a8"/>
    </style:style>
    <style:style style:name="P75" style:family="paragraph" style:parent-style-name="Text_20_body">
      <style:text-properties style:use-window-font-color="true" loext:opacity="0%" officeooo:rsid="00537aec" officeooo:paragraph-rsid="00537aec"/>
    </style:style>
    <style:style style:name="P76" style:family="paragraph" style:parent-style-name="Text_20_body">
      <style:text-properties fo:language="fr" fo:country="FR"/>
    </style:style>
    <style:style style:name="P77" style:family="paragraph" style:parent-style-name="Text_20_body">
      <style:text-properties officeooo:rsid="006cde45" officeooo:paragraph-rsid="006cde45"/>
    </style:style>
    <style:style style:name="P78" style:family="paragraph" style:parent-style-name="Text_20_body" style:list-style-name="L6">
      <style:text-properties officeooo:paragraph-rsid="006d8951"/>
    </style:style>
    <style:style style:name="P79" style:family="paragraph" style:parent-style-name="Text_20_body" style:list-style-name="L6">
      <style:text-properties officeooo:rsid="006d8951" officeooo:paragraph-rsid="006d8951"/>
    </style:style>
    <style:style style:name="P80" style:family="paragraph" style:parent-style-name="Text_20_body" style:list-style-name="L7">
      <style:text-properties officeooo:rsid="006d8951" officeooo:paragraph-rsid="006d8951"/>
    </style:style>
    <style:style style:name="P81" style:family="paragraph" style:parent-style-name="Text_20_body" style:list-style-name="L8">
      <style:text-properties officeooo:rsid="006d8951" officeooo:paragraph-rsid="006d8951"/>
    </style:style>
    <style:style style:name="P82" style:family="paragraph" style:parent-style-name="Text_20_body" style:list-style-name="L7">
      <style:text-properties officeooo:paragraph-rsid="006d8951"/>
    </style:style>
    <style:style style:name="P83" style:family="paragraph" style:parent-style-name="Text_20_body" style:list-style-name="L8">
      <style:text-properties officeooo:paragraph-rsid="006d8951"/>
    </style:style>
    <style:style style:name="P84" style:family="paragraph" style:parent-style-name="Text_20_body">
      <style:text-properties officeooo:rsid="006e9d30" officeooo:paragraph-rsid="006e9d30"/>
    </style:style>
    <style:style style:name="P85" style:family="paragraph" style:parent-style-name="Text_20_body" style:list-style-name="L9">
      <style:text-properties officeooo:rsid="006e9d30" officeooo:paragraph-rsid="006e9d30"/>
    </style:style>
    <style:style style:name="T1" style:family="text">
      <style:text-properties officeooo:rsid="001b7e3f"/>
    </style:style>
    <style:style style:name="T2" style:family="text">
      <style:text-properties fo:color="#555555" loext:opacity="100%"/>
    </style:style>
    <style:style style:name="T3" style:family="text">
      <style:text-properties fo:color="#96bf3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ed97" style:font-weight-asian="bold" style:font-weight-complex="bold"/>
    </style:style>
    <style:style style:name="T6" style:family="text">
      <style:text-properties fo:font-weight="bold" officeooo:rsid="0064d539" style:font-weight-asian="bold" style:font-weight-complex="bold"/>
    </style:style>
    <style:style style:name="T7" style:family="text">
      <style:text-properties fo:font-weight="bold" officeooo:rsid="006cde45" style:font-weight-asian="bold" style:font-weight-complex="bold"/>
    </style:style>
    <style:style style:name="T8" style:family="text">
      <style:text-properties officeooo:rsid="00103c23"/>
    </style:style>
    <style:style style:name="T9" style:family="text">
      <style:text-properties officeooo:rsid="002e03b8"/>
    </style:style>
    <style:style style:name="T10" style:family="text">
      <style:text-properties officeooo:rsid="002f6506"/>
    </style:style>
    <style:style style:name="T11" style:family="text">
      <style:text-properties officeooo:rsid="003138d3"/>
    </style:style>
    <style:style style:name="T12" style:family="text">
      <style:text-properties officeooo:rsid="0032d14d"/>
    </style:style>
    <style:style style:name="T13" style:family="text">
      <style:text-properties officeooo:rsid="0032e14d"/>
    </style:style>
    <style:style style:name="T14" style:family="text">
      <style:text-properties officeooo:rsid="003a729b"/>
    </style:style>
    <style:style style:name="T15" style:family="text">
      <style:text-properties officeooo:rsid="003b8f9a"/>
    </style:style>
    <style:style style:name="T16" style:family="text">
      <style:text-properties officeooo:rsid="0040ef49"/>
    </style:style>
    <style:style style:name="T17" style:family="text">
      <style:text-properties officeooo:rsid="004cad3a"/>
    </style:style>
    <style:style style:name="T18" style:family="text">
      <style:text-properties officeooo:rsid="004ced97"/>
    </style:style>
    <style:style style:name="T19" style:family="text">
      <style:text-properties officeooo:rsid="004ed1f8"/>
    </style:style>
    <style:style style:name="T20" style:family="text">
      <style:text-properties officeooo:rsid="004fda50"/>
    </style:style>
    <style:style style:name="T21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6cde45" style:font-size-asian="11pt" style:font-size-complex="11pt"/>
    </style:style>
    <style:style style:name="T22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50698e" style:font-size-asian="11pt" style:font-size-complex="11pt"/>
    </style:style>
    <style:style style:name="T23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65d59b" style:font-size-asian="11pt" style:font-size-complex="11pt"/>
    </style:style>
    <style:style style:name="T24" style:family="text">
      <style:text-properties officeooo:rsid="0056b775"/>
    </style:style>
    <style:style style:name="T25" style:family="text">
      <style:text-properties officeooo:rsid="0058532b"/>
    </style:style>
    <style:style style:name="T26" style:family="text">
      <style:text-properties officeooo:rsid="005a1503"/>
    </style:style>
    <style:style style:name="T27" style:family="text">
      <style:text-properties style:font-name="Montserrat" fo:font-size="12pt" fo:letter-spacing="normal" fo:font-weight="normal" officeooo:rsid="006fbb39"/>
    </style:style>
    <style:style style:name="T28" style:family="text">
      <style:text-properties style:font-name="Montserrat" fo:font-size="12pt" fo:letter-spacing="normal" fo:font-weight="normal" officeooo:rsid="00103c23" style:font-weight-asian="bold" style:font-weight-complex="bold"/>
    </style:style>
    <style:style style:name="T29" style:family="text">
      <style:text-properties style:font-name="Montserrat" fo:font-size="12pt" fo:letter-spacing="normal" fo:font-weight="normal" officeooo:rsid="005defce"/>
    </style:style>
    <style:style style:name="T30" style:family="text">
      <style:text-properties officeooo:rsid="004cff04"/>
    </style:style>
    <style:style style:name="T31" style:family="text">
      <style:text-properties officeooo:rsid="00617fe6"/>
    </style:style>
    <style:style style:name="T32" style:family="text">
      <style:text-properties style:use-window-font-color="true" loext:opacity="0%" officeooo:rsid="005a1503"/>
    </style:style>
    <style:style style:name="T33" style:family="text">
      <style:text-properties style:use-window-font-color="true" loext:opacity="0%" officeooo:rsid="0058532b"/>
    </style:style>
    <style:style style:name="T34" style:family="text">
      <style:text-properties style:use-window-font-color="true" loext:opacity="0%" officeooo:rsid="00537aec"/>
    </style:style>
    <style:style style:name="T35" style:family="text">
      <style:text-properties officeooo:rsid="0064d539"/>
    </style:style>
    <style:style style:name="T36" style:family="text">
      <style:text-properties style:font-name="Open Sans1" fo:font-size="11pt" fo:font-weight="normal" style:font-size-asian="10.5pt"/>
    </style:style>
    <style:style style:name="T37" style:family="text">
      <style:text-properties style:font-name="Open Sans1" fo:font-size="11pt" fo:font-weight="normal" officeooo:rsid="006b7fcb" style:font-size-asian="10.5pt"/>
    </style:style>
    <style:style style:name="T38" style:family="text">
      <style:text-properties style:font-name="Open Sans1" fo:font-size="11pt" fo:font-weight="normal" officeooo:rsid="0065d59b" style:font-size-asian="10.5pt"/>
    </style:style>
    <style:style style:name="T39" style:family="text">
      <style:text-properties style:font-name="Open Sans1" fo:font-size="11pt" fo:font-weight="normal" officeooo:rsid="006d8951" style:font-size-asian="10.5pt"/>
    </style:style>
    <style:style style:name="T40" style:family="text">
      <style:text-properties officeooo:rsid="006987a8"/>
    </style:style>
    <style:style style:name="T41" style:family="text">
      <style:text-properties officeooo:rsid="006b7fcb"/>
    </style:style>
    <style:style style:name="T42" style:family="text">
      <style:text-properties fo:color="#fc5c00" loext:opacity="100%" style:font-name="Open Sans1" fo:font-size="11pt" fo:font-weight="normal" officeooo:rsid="006b7fcb" style:font-size-asian="10.5pt"/>
    </style:style>
    <style:style style:name="T43" style:family="text">
      <style:text-properties officeooo:rsid="006cde45"/>
    </style:style>
    <style:style style:name="T44" style:family="text">
      <style:text-properties officeooo:rsid="006d8951"/>
    </style:style>
    <style:style style:name="T45" style:family="text">
      <style:text-properties fo:color="#000000" loext:opacity="100%" style:font-name="Open Sans" fo:font-size="11pt" style:font-size-asian="11pt" style:font-size-complex="11pt"/>
    </style:style>
    <style:style style:name="T46" style:family="text">
      <style:text-properties fo:color="#000000" loext:opacity="100%" style:font-name="Open Sans" fo:font-size="11pt" officeooo:rsid="006d8951" style:font-size-asian="11pt" style:font-size-complex="11pt"/>
    </style:style>
    <style:style style:name="T47" style:family="text">
      <style:text-properties officeooo:rsid="0066ffff"/>
    </style:style>
    <style:style style:name="T48" style:family="text">
      <style:text-properties officeooo:rsid="0065d59b"/>
    </style:style>
    <style:style style:name="T49" style:family="text">
      <style:text-properties officeooo:rsid="006e9d30"/>
    </style:style>
    <style:style style:name="T50" style:family="text">
      <style:text-properties fo:color="#c586c0" loext:opacity="100%"/>
    </style:style>
    <style:style style:name="T51" style:family="text">
      <style:text-properties officeooo:rsid="006ebfe7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<text:user-defined style:data-style-name="N0" text:name="Auteur">Rémi TAUVEL</text:user-defined></text:p>
            <text:p text:style-name="P29"/>
            <text:p text:style-name="P29"><text:user-defined style:data-style-name="N0" text:name="Projet">Système de gestion de groupe de pizzerias</text:user-defined></text:p>
            <text:p text:style-name="P25"/>
            <text:p text:style-name="P28"><text:title>Dossier d'exploitation</text:title></text:p>
            <text:p text:style-name="P25"/>
            <text:p text:style-name="P25">Version <text:user-defined style:data-style-name="N0" text:name="Version">0.1</text:user-defined></text:p>
          </table:table-cell>
        </table:table-row>
        <text:soft-page-break/>
        <table:table-row table:style-name="Tableau12.2">
          <table:table-cell table:style-name="Tableau12.A1" office:value-type="string">
            <text:p text:style-name="P31">Auteur</text:p>
            <text:p text:style-name="P11"><text:user-defined style:data-style-name="N0" text:name="Auteur">Rémi TAUVEL</text:user-defined></text:p>
            <text:p text:style-name="P30"><text:user-defined style:data-style-name="N0" text:name="Auteur_Role">Développeur</text:user-defined>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1 - Versions<text:tab/>3</text:p>
          <text:p text:style-name="P39">2 - Introduction<text:tab/>4</text:p>
          <text:p text:style-name="P40">2.1 - Objet du document<text:tab/>4</text:p>
          <text:p text:style-name="P40">2.2 - Références<text:tab/>4</text:p>
          <text:p text:style-name="P39">3 - Pré-requis<text:tab/>5</text:p>
          <text:p text:style-name="P40">3.1 - Système<text:tab/>5</text:p>
          <text:p text:style-name="P38">3.1.1 - Serveur de Base de données<text:tab/>5</text:p>
          <text:p text:style-name="P38">3.1.2 - Serveur Web<text:tab/>5</text:p>
          <text:p text:style-name="P40">3.2 - Bases de données<text:tab/>5</text:p>
          <text:p text:style-name="P40">3.3 - Web-services<text:tab/>5</text:p>
          <text:p text:style-name="P40">3.4 - Autres Ressources<text:tab/>5</text:p>
          <text:p text:style-name="P39">4 - Déploiement de l'Application Web<text:tab/>6</text:p>
          <text:p text:style-name="P38">4.1.1 - Variables d'environnement<text:tab/>6</text:p>
          <text:p text:style-name="P38">4.1.2 - Configuration<text:tab/>6</text:p>
          <text:p text:style-name="P38">4.1.3 - Vérifications<text:tab/>6</text:p>
          <text:p text:style-name="P39">5 - Procédure de démarrage / arrêt<text:tab/>7</text:p>
          <text:p text:style-name="P40">5.1 - Base de données<text:tab/>7</text:p>
          <text:p text:style-name="P40">5.2 - Application web<text:tab/>7</text:p>
          <text:p text:style-name="P39">6 - Procédure de mise à jour<text:tab/>8</text:p>
          <text:p text:style-name="P40">6.1 - Base de données<text:tab/>8</text:p>
          <text:p text:style-name="P40">6.2 - Application web<text:tab/>8</text:p>
          <text:p text:style-name="P39">7 - Supervision/Monitoring<text:tab/>9</text:p>
          <text:p text:style-name="P40">7.1 - Supervision de l’application web<text:tab/>9</text:p>
          <text:p text:style-name="P39">8 - Procédure de sauvegarde et restauration<text:tab/>10</text:p>
        </text:index-body>
      </text:table-of-content>
      <text:p text:style-name="P17"/>
      <text:p text:style-name="P17"/>
      <text:h text:style-name="P51" text:outline-level="1"><text:bookmark-start text:name="__RefHeading___Toc19245_1157249937"/>Versions<text:bookmark-end text:name="__RefHeading___Toc19245_115724993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7">Auteur</text:p>
          </table:table-cell>
          <table:table-cell table:style-name="Tableau7.A1" office:value-type="string">
            <text:p text:style-name="P27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7">Version</text:p>
          </table:table-cell>
        </table:table-row>
        <table:table-row table:style-name="Tableau7.2">
          <table:table-cell table:style-name="Tableau7.A2" office:value-type="string">
            <text:p text:style-name="P41">Rémi TAUVEL</text:p>
          </table:table-cell>
          <table:table-cell table:style-name="Tableau7.B2" office:value-type="string">
            <text:p text:style-name="P26"><text:span text:style-name="T17">08</text:span>/<text:span text:style-name="T17">01</text:span>/<text:span text:style-name="T17">2021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0.1</text:p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3" office:value-type="string">
            <text:p text:style-name="P26"/>
          </table:table-cell>
          <table:table-cell table:style-name="Tableau7.C5" office:value-type="string">
            <text:p text:style-name="Table_20_Contents"/>
          </table:table-cell>
          <table:table-cell table:style-name="Tableau7.D3" office:value-type="string">
            <text:p text:style-name="P26"/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4" office:value-type="string">
            <text:p text:style-name="P26"/>
          </table:table-cell>
          <table:table-cell table:style-name="Tableau7.C5" office:value-type="string">
            <text:p text:style-name="Table_20_Contents"/>
          </table:table-cell>
          <table:table-cell table:style-name="Tableau7.D4" office:value-type="string">
            <text:p text:style-name="P26"/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6"/>
          </table:table-cell>
        </table:table-row>
      </table:table>
      <text:p text:style-name="P33"/>
      <text:p text:style-name="P32"/>
      <text:h text:style-name="Heading_20_1" text:outline-level="1"><text:bookmark-start text:name="__RefHeading___Toc19247_1157249937"/>Introduction<text:bookmark-end text:name="__RefHeading___Toc19247_1157249937"/></text:h>
      <text:h text:style-name="Heading_20_2" text:outline-level="2"><text:bookmark-start text:name="__RefHeading___Toc19249_1157249937"/>Objet du document<text:bookmark-end text:name="__RefHeading___Toc19249_1157249937"/></text:h>
      <text:p text:style-name="Text_20_body">Le présent document constitue le <text:span text:style-name="T9">dossier d’exploitation </text:span>de l'application <text:span text:style-name="T31">PizzeriaManager</text:span></text:p>
      <text:p text:style-name="P36">Objectif du document: <text:span text:style-name="T31">décrire la marche à suivre pour exploiter l’application PizzeriaManager dans de bonnes conditions</text:span></text:p>
      <text:h text:style-name="Heading_20_2" text:outline-level="2"><text:bookmark-start text:name="__RefHeading___Toc19251_1157249937"/>Références<text:bookmark-end text:name="__RefHeading___Toc19251_1157249937"/></text:h>
      <text:p text:style-name="Text_20_body">Pour de plus amples informations, se référer :</text:p>
      <text:list xml:id="list910684530" text:style-name="L1">
        <text:list-item>
          <text:p text:style-name="P59"><text:span text:style-name="Emphasis"><text:span text:style-name="T28">PDOCPizza_01_fonctionnelle </text:span></text:span>: Dossier de <text:span text:style-name="T8">conception</text:span> <text:span text:style-name="T30">fonctionnelle</text:span> de l'application</text:p>
        </text:list-item>
        <text:list-item>
          <text:p text:style-name="P59"><text:span text:style-name="Emphasis"><text:span text:style-name="T27">PDOCPizza_0</text:span></text:span><text:span text:style-name="Emphasis"><text:span text:style-name="T29">2</text:span></text:span><text:span text:style-name="Emphasis"><text:span text:style-name="T27">_</text:span></text:span><text:span text:style-name="Emphasis"><text:span text:style-name="T29">technique</text:span></text:span><text:span text:style-name="Emphasis"><text:span text:style-name="T27"> : dossier d’exploitation</text:span></text:span></text:p>
        </text:list-item>
        <text:list-item>
          <text:p text:style-name="P60"><text:span text:style-name="Emphasis"><text:span text:style-name="T27">PDOCPizza_04_PVLivraison : procès verbal de livraison</text:span></text:span></text:p>
        </text:list-item>
      </text:list>
      <text:h text:style-name="P52" text:outline-level="1"><text:bookmark-start text:name="__RefHeading___Toc19253_1157249937"/>Pré-requis<text:bookmark-end text:name="__RefHeading___Toc19253_1157249937"/></text:h>
      <text:h text:style-name="Heading_20_2" text:outline-level="2"><text:bookmark-start text:name="__RefHeading___Toc19255_1157249937"/>Système<text:bookmark-end text:name="__RefHeading___Toc19255_1157249937"/></text:h>
      <text:h text:style-name="Heading_20_3" text:outline-level="3"><text:bookmark-start text:name="__RefHeading___Toc19257_1157249937"/>Serveur de Base de données<text:bookmark-end text:name="__RefHeading___Toc19257_1157249937"/></text:h>
      <text:p text:style-name="P76">Serveur de base de données <text:span text:style-name="T40">postgresql</text:span> hébergeant l<text:span text:style-name="T13">e schéma</text:span> <text:span text:style-name="T20">Pizzeria</text:span></text:p>
      <text:h text:style-name="Heading_20_3" text:outline-level="3"><text:bookmark-start text:name="__RefHeading___Toc19259_1157249937"/>Serveur Web<text:bookmark-end text:name="__RefHeading___Toc19259_1157249937"/></text:h>
      <text:p text:style-name="P74"><text:span text:style-name="T41">On utilisera </text:span>Nginx, <text:span text:style-name="T41">qui redirigera les requ</text:span><text:span text:style-name="T37">êtes vers une instance de gunicorn </text:span><text:span text:style-name="T42">qui fera tourner</text:span><text:span text:style-name="T37"> le projet, elle-même pilotée par supervisor.</text:span></text:p>
      <text:h text:style-name="Heading_20_2" text:outline-level="2"><text:bookmark-start text:name="__RefHeading___Toc19261_1157249937"/>Bases de données<text:bookmark-end text:name="__RefHeading___Toc19261_1157249937"/></text:h>
      <text:p text:style-name="Text_20_body">Les bases de données et schémas suivants doivent être accessibles et à jour :</text:p>
      <text:list xml:id="list1770480125" text:style-name="L2">
        <text:list-item>
          <text:p text:style-name="P61"><text:span text:style-name="T5">Postgresql</text:span><text:span text:style-name="T4"> :</text:span> <text:span text:style-name="T10">version </text:span><text:span text:style-name="T18">13.4</text:span></text:p>
        </text:list-item>
        <text:list-item>
          <text:p text:style-name="P62">schema: Pizzeria</text:p>
        </text:list-item>
      </text:list>
      <text:h text:style-name="Heading_20_2" text:outline-level="2"><text:bookmark-start text:name="__RefHeading___Toc19265_1157249937"/><text:span text:style-name="T12">Autres </text:span>Ressource<text:span text:style-name="T12">s</text:span><text:bookmark-end text:name="__RefHeading___Toc19265_1157249937"/></text:h>
      <text:p text:style-name="P34">Lien vers les Documentations des différents logiciels nécessaires:</text:p>
      <text:p text:style-name="P46">Documentations:</text:p>
      <text:list xml:id="list51143669" text:style-name="L3">
        <text:list-item>
          <text:p text:style-name="P63"><text:a xlink:type="simple" xlink:href="https://docs.djangoproject.com/" text:style-name="Internet_20_link" text:visited-style-name="Visited_20_Internet_20_Link">django</text:a></text:p>
        </text:list-item>
        <text:list-item>
          <text:p text:style-name="P63"><text:a xlink:type="simple" xlink:href="https://gunicorn.org/#docs" text:style-name="Internet_20_link" text:visited-style-name="Visited_20_Internet_20_Link">gunicorn</text:a></text:p>
        </text:list-item>
        <text:list-item>
          <text:p text:style-name="P63"><text:a xlink:type="simple" xlink:href="https://docs.nginx.com/nginx/admin-guide/installing-nginx/installing-nginx-open-source/" text:style-name="Internet_20_link" text:visited-style-name="Visited_20_Internet_20_Link">nginx</text:a></text:p>
        </text:list-item>
        <text:list-item>
          <text:p text:style-name="P64"><text:a xlink:type="simple" xlink:href="https://www.postgresql.org/docs/14/index.html" text:style-name="Internet_20_link" text:visited-style-name="Visited_20_Internet_20_Link">postgresql</text:a></text:p>
        </text:list-item>
        <text:list-item>
          <text:p text:style-name="P65"><text:a xlink:type="simple" xlink:href="http://supervisord.org/" text:style-name="Internet_20_link" text:visited-style-name="Visited_20_Internet_20_Link">supervisor</text:a></text:p>
        </text:list-item>
      </text:list>
      <text:p text:style-name="Text_20_body"/>
      <text:h text:style-name="P53" text:outline-level="1"><text:bookmark-start text:name="__RefHeading___Toc19267_1157249937"/>Déploiement de l'Application Web<text:bookmark-end text:name="__RefHeading___Toc19267_1157249937"/></text:h>
      <text:h text:style-name="Heading_20_3" text:outline-level="3"><text:bookmark-start text:name="__RefHeading___Toc19269_1157249937"/>Variables d'environnement<text:bookmark-end text:name="__RefHeading___Toc19269_1157249937"/></text:h>
      <text:p text:style-name="P35">Voici les variables d'environnement reconnues par les batches de <text:span text:style-name="T11">l’application </text:span><text:span text:style-name="T31">PizzeriaManager</text:span><text:span text:style-name="T11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219210548224">
          <table:table-cell table:style-name="Tableau2.A1" office:value-type="string">
            <text:p text:style-name="P27">Nom</text:p>
          </table:table-cell>
          <table:table-cell table:style-name="Tableau2.A1" office:value-type="string">
            <text:p text:style-name="P27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94219166561200">
          <table:table-cell table:style-name="Tableau2.A2" office:value-type="string">
            <text:p text:style-name="P42">SECRET_KEY</text:p>
          </table:table-cell>
          <table:table-cell table:style-name="Tableau2.B2" office:value-type="string">
            <text:p text:style-name="P42">Oui</text:p>
          </table:table-cell>
          <table:table-cell table:style-name="Tableau2.C2" office:value-type="string">
            <text:p text:style-name="P58">Clé secrète de Django, <text:span text:style-name="T41">à renseigner dans le module prod</text:span><text:span text:style-name="T43">uction</text:span><text:span text:style-name="T41">.py du package settings: </text:span><text:span text:style-name="T43">suite de 24 caractères imprimables (alphanumériques + ponctuation) </text:span><text:span text:style-name="T41">Peut </text:span><text:span text:style-name="T37">être générée par python:</text:span></text:p>
            <text:p text:style-name="Preformatted_20_Text">import random, string</text:p>
            <text:p text:style-name="Preformatted_20_Text">"".join([random.choice(string.printable) for _ in range(24)])</text:p>
          </table:table-cell>
        </table:table-row>
        <table:table-row table:style-name="TableLine94219166624944">
          <table:table-cell table:style-name="Tableau2.A3" office:value-type="string">
            <text:p text:style-name="P42">ENV</text:p>
          </table:table-cell>
          <table:table-cell table:style-name="Tableau2.B3" office:value-type="string">
            <text:p text:style-name="P42">Oui</text:p>
          </table:table-cell>
          <table:table-cell table:style-name="Tableau2.C3" office:value-type="string">
            <text:p text:style-name="P43">Doit être fixée à ‘production’ pour un serveur de production, ou ‘development’ si serveur de développement (désactivation d’outils de débugguage compromettant la sécurité du système et ralentissant le site) </text:p>
          </table:table-cell>
        </table:table-row>
        <table:table-row table:style-name="TableLine94219166644544">
          <table:table-cell table:style-name="Tableau2.A4" office:value-type="string">
            <text:p text:style-name="P44">DJANGO_SETTINGS_MODULE</text:p>
          </table:table-cell>
          <table:table-cell table:style-name="Tableau2.B4" office:value-type="string">
            <text:p text:style-name="P44">Oui</text:p>
          </table:table-cell>
          <table:table-cell table:style-name="Tableau2.C4" office:value-type="string">
            <text:p text:style-name="P43"><text:span text:style-name="T24">PizzaManager</text:span>.settings.<text:span text:style-name="T24">production</text:span></text:p>
          </table:table-cell>
        </table:table-row>
      </table:table>
      <text:p text:style-name="P35"/>
      <text:p text:style-name="P37">Définissez les variables d’environnement nécessaires <text:span text:style-name="T14">comme ceci:</text:span></text:p>
      <text:p text:style-name="Code"><text:span text:style-name="T35">export </text:span>MY_VAR=<text:span text:style-name="T19">my_value</text:span></text:p>
      <text:h text:style-name="Heading_20_3" text:outline-level="3"><text:bookmark-start text:name="__RefHeading___Toc19271_1157249937"/>Configuration<text:bookmark-end text:name="__RefHeading___Toc19271_1157249937"/></text:h>
      <text:p text:style-name="Text_20_body">Voici les différents fichiers de configuration :</text:p>
      <text:list xml:id="list3890657776" text:style-name="L4">
        <text:list-item>
          <text:p text:style-name="P67"><text:span text:style-name="T5">/</text:span><text:span text:style-name="T6">purbeurre/</text:span><text:span text:style-name="T5">settings/</text:span><text:span text:style-name="T6">prod</text:span><text:span text:style-name="T7">uction</text:span><text:span text:style-name="T5">.py</text:span> : fichier de configuration <text:span text:style-name="T35">du framework django</text:span></text:p>
        </text:list-item>
      </text:list>
      <text:p text:style-name="P77">et d’une manière générale, le package settings (__init__.py contient toute la configuration commune à tous les déploiements de l’application)</text:p>
      <text:p text:style-name="P47">INSTALLATION</text:p>
      <text:h text:style-name="P56" text:outline-level="3"><text:bookmark-start text:name="__RefHeading___Toc19273_1157249937"/>Vérifications<text:bookmark-end text:name="__RefHeading___Toc19273_1157249937"/></text:h>
      <text:p text:style-name="P45">La commande suivante devrait retourner un code 200:</text:p>
      <text:p text:style-name="Code">curl -v -XGET 'http://PizzeriaManager.com'</text:p>
      <text:h text:style-name="P54" text:outline-level="1"><text:bookmark-start text:name="__RefHeading___Toc19275_1157249937"/>Procédure de démarrage / arrêt<text:bookmark-end text:name="__RefHeading___Toc19275_1157249937"/></text:h>
      <text:h text:style-name="Heading_20_2" text:outline-level="2"><text:bookmark-start text:name="__RefHeading___Toc19277_1157249937"/>Base de données<text:bookmark-end text:name="__RefHeading___Toc19277_1157249937"/></text:h>
      <text:p text:style-name="P68">Procédure d’arrêt:</text:p>
      <text:list xml:id="list400075342" text:style-name="L5">
        <text:list-item>
          <text:p text:style-name="P69">arrêter l’application web, pour qu’il n’y ait plus de requêtes entrantes dans la base (cf la partie suivante)</text:p>
        </text:list-item>
        <text:list-item>
          <text:p text:style-name="P69">arrêter ensuite la base de données</text:p>
          <text:list>
            <text:list-item>
              <text:p text:style-name="P69">sudo systemctl stop postgresql</text:p>
            </text:list-item>
          </text:list>
        </text:list-item>
      </text:list>
      <text:p text:style-name="P70">pour la procédure de démarrage, commencer par démarrer le service de base de données, et ensuite démarrer l’application web selon la partie suivante</text:p>
      <text:p text:style-name="P68"/>
      <text:h text:style-name="Heading_20_2" text:outline-level="2"><text:bookmark-start text:name="__RefHeading___Toc19279_1157249937"/>Application web<text:bookmark-end text:name="__RefHeading___Toc19279_1157249937"/></text:h>
      <text:p text:style-name="P66">Démarrage:</text:p>
      <text:list xml:id="list2429735071" text:style-name="L6">
        <text:list-item>
          <text:p text:style-name="P78"><text:span text:style-name="T46">démarrer le serveur http</text:span></text:p>
          <text:list>
            <text:list-item>
              <text:p text:style-name="P78"><text:span text:style-name="T46">sudo systemctl start nginx</text:span></text:p>
            </text:list-item>
          </text:list>
        </text:list-item>
        <text:list-item>
          <text:p text:style-name="P79"><text:span text:style-name="T45">démarrer les instances au travers du superviseur:</text:span></text:p>
          <text:list>
            <text:list-item>
              <text:p text:style-name="P79"><text:span text:style-name="T22">s</text:span><text:span text:style-name="T23">udo supervisorctl </text:span><text:span text:style-name="T21">pizzamanager</text:span><text:span text:style-name="T23"> </text:span><text:span text:style-name="T21">start</text:span></text:p>
            </text:list-item>
          </text:list>
        </text:list-item>
      </text:list>
      <text:p text:style-name="P71">Arrêt: </text:p>
      <text:p text:style-name="P72">la procédure est la même, mais dans l’ordre inverse.</text:p>
      <text:h text:style-name="Heading_20_1" text:outline-level="1"><text:bookmark-start text:name="__RefHeading___Toc19281_1157249937"/>Procédure de mise à jour<text:bookmark-end text:name="__RefHeading___Toc19281_1157249937"/></text:h>
      <text:h text:style-name="Heading_20_2" text:outline-level="2"><text:bookmark-start text:name="__RefHeading___Toc19283_1157249937"/><text:span text:style-name="T16">B</text:span>ase de données<text:bookmark-end text:name="__RefHeading___Toc19283_1157249937"/></text:h>
      <text:list xml:id="list2425161912" text:style-name="L8">
        <text:list-item>
          <text:p text:style-name="P83"><text:span text:style-name="T48">Utiliser la procédure d’arr</text:span><text:span text:style-name="T38">êt avant une mise à jour</text:span></text:p>
        </text:list-item>
        <text:list-item>
          <text:p text:style-name="P83"><text:span text:style-name="T39">Télécharger le code de la mise à jour:</text:span></text:p>
          <text:list>
            <text:list-item>
              <text:p text:style-name="P83"><text:span text:style-name="T38">git pull &lt;</text:span><text:span text:style-name="T39">adresse du dépot distant&gt;</text:span></text:p>
            </text:list-item>
          </text:list>
        </text:list-item>
        <text:list-item>
          <text:p text:style-name="P83"><text:span text:style-name="T39">Préparer les migrations sur le serveur</text:span></text:p>
          <text:list>
            <text:list-item>
              <text:p text:style-name="P83"><text:span text:style-name="T39">./manage.py makemigrations</text:span></text:p>
            </text:list-item>
          </text:list>
        </text:list-item>
        <text:list-item>
          <text:p text:style-name="P83"><text:span text:style-name="T39">Effectuer les migrations sur le serveur</text:span></text:p>
          <text:list>
            <text:list-item>
              <text:p text:style-name="P83"><text:span text:style-name="T39">./manage.py migrate</text:span></text:p>
            </text:list-item>
          </text:list>
        </text:list-item>
        <text:list-item>
          <text:p text:style-name="P81"><text:span text:style-name="T36">Utiliser la procédure de démarrage ensuite</text:span></text:p>
        </text:list-item>
      </text:list>
      <text:p text:style-name="P73"/>
      <text:h text:style-name="Heading_20_2" text:outline-level="2"><text:bookmark-start text:name="__RefHeading___Toc19285_1157249937"/><text:span text:style-name="T16">A</text:span>pplication web<text:bookmark-end text:name="__RefHeading___Toc19285_1157249937"/></text:h>
      <text:p text:style-name="P48">Utiliser la procédure d’arr<text:span text:style-name="T36">êt avant une mise à jour</text:span></text:p>
      <text:list xml:id="list13109951" text:style-name="L7">
        <text:list-item>
          <text:p text:style-name="P82"><text:span text:style-name="T44">mettre à jour les paquets de la distribution: </text:span></text:p>
          <text:list>
            <text:list-item>
              <text:p text:style-name="P82"><text:span text:style-name="T44">s</text:span><text:span text:style-name="T47">udo apt update</text:span></text:p>
            </text:list-item>
            <text:list-item>
              <text:p text:style-name="P82"><text:span text:style-name="T47">sudo apt upgrade</text:span></text:p>
            </text:list-item>
          </text:list>
        </text:list-item>
        <text:list-item>
          <text:p text:style-name="P82"><text:span text:style-name="T47">mettre à jour les </text:span><text:span text:style-name="T44">paquets nécessaires de</text:span><text:span text:style-name="T47"> requirements.txt</text:span></text:p>
          <text:list>
            <text:list-item>
              <text:p text:style-name="P80">pip install -r requirements.txt</text:p>
            </text:list-item>
          </text:list>
        </text:list-item>
        <text:list-item>
          <text:p text:style-name="P80">exécuter la collecte des fichiers statiques pour les placer dans le dossier utilisé par nginx </text:p>
          <text:list>
            <text:list-item>
              <text:p text:style-name="P80"><text:span text:style-name="T47">./</text:span>manage.py <text:span text:style-name="T47">collectstatic</text:span></text:p>
            </text:list-item>
          </text:list>
        </text:list-item>
      </text:list>
      <text:p text:style-name="P49"/>
      <text:h text:style-name="Heading_20_1" text:outline-level="1"><text:bookmark-start text:name="__RefHeading___Toc19287_1157249937"/><text:span text:style-name="T15">Supervision</text:span>/Monitoring<text:bookmark-end text:name="__RefHeading___Toc19287_1157249937"/></text:h>
      <text:h text:style-name="P55" text:outline-level="2"><text:bookmark-start text:name="__RefHeading___Toc19289_1157249937"/><text:span text:style-name="T15">Supervision</text:span> de l’application web<text:bookmark-end text:name="__RefHeading___Toc19289_1157249937"/></text:h>
      <text:p text:style-name="P84">Pour une utilisation de sentry:</text:p>
      <text:list xml:id="list2619288907" text:style-name="L9">
        <text:list-item>
          <text:p text:style-name="P85">créer un compte sur leur site</text:p>
        </text:list-item>
        <text:list-item>
          <text:p text:style-name="P85">installer sentry_sdk à l’aide de pip</text:p>
        </text:list-item>
        <text:list-item>
          <text:p text:style-name="P85">ajouter les informations nécessaires dans le module settings.production.py:</text:p>
        </text:list-item>
      </text:list>
      <text:p text:style-name="P57"/>
      <text:p text:style-name="P57">import sentry_sdk</text:p>
      <text:p text:style-name="P57">from sentry_sdk.integrations.django import DjangoIntegration</text:p>
      <text:p text:style-name="P57"/>
      <text:p text:style-name="P57">sentry_sdk.init(</text:p>
      <text:p text:style-name="P57"><text:s text:c="4"/>dsn="&lt;clé sentry&gt;", # à modifier selon <text:span text:style-name="T51">le compte créé</text:span></text:p>
      <text:p text:style-name="P57"><text:s text:c="4"/>integrations=[DjangoIntegration()],</text:p>
      <text:p text:style-name="P57"><text:s text:c="4"/>traces_sample_rate=1.0</text:p>
      <text:p text:style-name="P57"><text:s text:c="4"/>send_default_pii=True</text:p>
      <text:p text:style-name="P57">)</text:p>
      <text:h text:style-name="Heading_20_1" text:outline-level="1"><text:bookmark-start text:name="__RefHeading___Toc19291_1157249937"/>Procédure de sauvegarde <text:span text:style-name="T15">et restauration</text:span><text:bookmark-end text:name="__RefHeading___Toc19291_1157249937"/></text:h>
      <text:p text:style-name="P20"/>
      <text:p text:style-name="P21">Avant la restauration:</text:p>
      <text:p text:style-name="P21">utiliser la procédure d’arr<text:span text:style-name="T36">êt</text:span></text:p>
      <text:p text:style-name="P21"/>
      <text:p text:style-name="P20">Sauvegarde <text:span text:style-name="T31">des données</text:span>:</text:p>
      <text:p text:style-name="P18"><text:span text:style-name="T26">serveur $&gt; </text:span><text:span text:style-name="T25">python </text:span>manage.py dumpdata &gt; <text:span text:style-name="T25">dumps</text:span>.json</text:p>
      <text:p text:style-name="P18"/>
      <text:p text:style-name="P19"><text:span text:style-name="T51">R</text:span>estauration des données</text:p>
      <text:p text:style-name="P50"><text:span text:style-name="T32">serveur $&gt; </text:span><text:span text:style-name="T33">python </text:span><text:span text:style-name="T34">manage.py loaddata store/dumps/store.j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 Mono1" svg:font-family="'Droid Sans Mono', monospace, monospace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2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officeooo:rsid="001b7e3f"/>
    </style:style>
    <style:style style:name="MT2" style:family="text">
      <style:text-properties fo:color="#555555" loext:opacity="100%"/>
    </style:style>
    <style:style style:name="MT3" style:family="text">
      <style:text-properties fo:color="#96bf3c" loext:opacity="100%"/>
    </style:style>
    <style:style style:name="Mfr1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219165307376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Système de gestion de groupe de pizzerias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9/01/2022</text:user-defined></text:p>
              <text:p text:style-name="MP8">Page : <text:page-number text:select-page="current">10</text:page-number><text:s/>/ <text:page-count>10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219165419376">
            <table:table-cell table:style-name="Tableau4.A1" office:value-type="string">
              <text:p text:style-name="MP9"><draw:frame draw:style-name="Mfr1" draw:name="Image11" text:anchor-type="as-char" svg:width="2.499cm" svg:height="2.499cm" draw:z-index="0"><draw:image xlink:href="Pictures/1000028E000034EB000034EB37685E6DF1490F79.svg" xlink:type="simple" xlink:show="embed" xlink:actuate="onLoad" draw:mime-type="image/svg+xml"/><draw:image xlink:href="Pictures/100000010000020000000200FF7A78FE33F6A590.png" xlink:type="simple" xlink:show="embed" xlink:actuate="onLoad" draw:mime-type="image/png"/></draw:frame></text:p>
            </table:table-cell>
            <table:table-cell table:style-name="Tableau4.A1" office:value-type="string">
              <text:p text:style-name="MP10"><draw:frame draw:style-name="Mfr2" draw:name="Image12" text:anchor-type="as-char" svg:width="2.499cm" svg:height="2.499cm" draw:z-index="1"><draw:image xlink:href="Pictures/1000000100000190000001902E02DC79ED677545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Auteur">Rémi TAUVEL</text:user-defined></text:p>
            </table:table-cell>
            <table:table-cell table:style-name="Tableau5.A1" office:value-type="string">
              <text:p text:style-name="MP12"/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219165592768"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0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3.0.3$Linux_X86_64 LibreOffice_project/30$Build-3</meta:generator>
    <dc:title>Dossier d'exploitation</dc:title>
    <meta:document-statistic meta:table-count="7" meta:image-count="2" meta:object-count="0" meta:page-count="10" meta:paragraph-count="167" meta:word-count="873" meta:character-count="5509" meta:non-whitespace-character-count="4837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Système de gestion de groupe de pizzerias</meta:user-defined>
    <meta:user-defined meta:name="Version" meta:value-type="string">0.1</meta:user-defined>
    <meta:user-defined meta:name="Version_Date" meta:value-type="date">2022-01-09</meta:user-defined>
  </office:meta>
</office:document-meta>
</file>